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26">
            <text:p>wybór algorytmów, przygotowanie prezentacji</text:p>
          </table:table-cell>
          <table:table-cell office:value-type="string" table:style-name="ce27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28">
            <text:p>Przegląd literatury, dobór algorytmów wykonanie prezentacji</text:p>
          </table:table-cell>
          <table:table-cell office:value-type="string" table:style-name="ce2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30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1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office:value-type="string" table:style-name="ce32">
            <text:p><text:s/>ok. 12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26">
            <text:p>Przygotowanie bazy sygnałów, zaimplementowanie algorytmu z wykorzystaniem filtracji Hilberta (MATLAB), przygotowanie raportu</text:p>
          </table:table-cell>
          <table:table-cell office:value-type="string" table:style-name="ce27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2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33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5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34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30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NIKA</dc:creator>
    <meta:creation-date>2014-11-04T22:12:00Z</meta:creation-date>
    <dc:date>2014-12-10T10:45:59Z</dc:date>
    <meta:editing-cycles>18</meta:editing-cycles>
    <meta:editing-duration>PT5188S</meta:editing-duration>
  </office:meta>
</office:document-meta>
</file>